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indent="0cm" style:auto-text-indent="false"/>
    </style:style>
    <style:style style:name="P2" style:family="paragraph" style:parent-style-name="Heading_20_2">
      <style:paragraph-properties fo:text-indent="0cm" style:auto-text-indent="false"/>
      <style:text-properties fo:font-size="13pt" style:font-size-asian="13pt" style:font-size-complex="13pt"/>
    </style:style>
    <style:style style:name="P3" style:family="paragraph" style:parent-style-name="Text_20_body" style:list-style-name="L1">
      <style:paragraph-properties fo:margin-top="0cm" fo:margin-bottom="0cm" style:contextual-spacing="false" fo:text-indent="0cm" style:auto-text-indent="false"/>
    </style:style>
    <style:style style:name="P4" style:family="paragraph" style:parent-style-name="Text_20_body" style:list-style-name="L5">
      <style:paragraph-properties fo:margin-top="0cm" fo:margin-bottom="0cm" style:contextual-spacing="false" fo:text-indent="0cm" style:auto-text-indent="false"/>
    </style:style>
    <style:style style:name="P5" style:family="paragraph" style:parent-style-name="Text_20_body" style:list-style-name="L2">
      <style:paragraph-properties fo:margin-top="0cm" fo:margin-bottom="0cm" style:contextual-spacing="false" fo:text-indent="0cm" style:auto-text-indent="false"/>
      <style:text-properties fo:font-size="11pt" style:font-size-asian="11pt" style:font-size-complex="11pt"/>
    </style:style>
    <style:style style:name="P6" style:family="paragraph" style:parent-style-name="Text_20_body" style:list-style-name="L2">
      <style:paragraph-properties fo:text-indent="0cm" style:auto-text-indent="false"/>
      <style:text-properties fo:font-size="11pt" style:font-size-asian="11pt" style:font-size-complex="11pt"/>
    </style:style>
    <style:style style:name="P7" style:family="paragraph" style:parent-style-name="Text_20_body" style:list-style-name="L3">
      <style:paragraph-properties fo:margin-top="0cm" fo:margin-bottom="0cm" style:contextual-spacing="false" fo:text-indent="0cm" style:auto-text-indent="false"/>
      <style:text-properties fo:font-size="11pt" style:font-size-asian="11pt" style:font-size-complex="11pt"/>
    </style:style>
    <style:style style:name="P8" style:family="paragraph" style:parent-style-name="Text_20_body" style:list-style-name="L3">
      <style:paragraph-properties fo:text-indent="0cm" style:auto-text-indent="false"/>
      <style:text-properties fo:font-size="11pt" style:font-size-asian="11pt" style:font-size-complex="11pt"/>
    </style:style>
    <style:style style:name="P9" style:family="paragraph" style:parent-style-name="Text_20_body" style:list-style-name="L4">
      <style:paragraph-properties fo:margin-top="0cm" fo:margin-bottom="0cm" style:contextual-spacing="false" fo:text-indent="0cm" style:auto-text-indent="false"/>
      <style:text-properties fo:font-size="11pt" style:font-size-asian="11pt" style:font-size-complex="11pt"/>
    </style:style>
    <style:style style:name="P10" style:family="paragraph" style:parent-style-name="Text_20_body" style:list-style-name="L4">
      <style:paragraph-properties fo:text-indent="0cm" style:auto-text-indent="false"/>
      <style:text-properties fo:font-size="11pt" style:font-size-asian="11pt" style:font-size-complex="11pt"/>
    </style:style>
    <style:style style:name="T1" style:family="text">
      <style:text-properties officeooo:rsid="0020b835"/>
    </style:style>
    <style:style style:name="T2" style:family="text">
      <style:text-properties officeooo:rsid="0020be4d"/>
    </style:style>
    <style:style style:name="T3" style:family="text">
      <style:text-properties officeooo:rsid="002352f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ument <text:span text:style-name="T1">&amp;</text:span>Window Object in JavaScript</text:h>
      <text:h text:style-name="P2" text:outline-level="2">Document Object <text:span text:style-name="T2">model</text:span></text:h>
      <text:list text:style-name="L2">
        <text:list-item>
          <text:p text:style-name="P5">Defin<text:span text:style-name="T2">ing</text:span> the document object as the root node of the HTML document that is loaded in the browser.</text:p>
        </text:list-item>
        <text:list-item>
          <text:p text:style-name="P5">Explain how to access the document object using window.document or just document, since window is the global object in JavaScript.</text:p>
        </text:list-item>
        <text:list-item>
          <text:p text:style-name="P5">List some of the common properties and methods of the document object, such as document.title, document.body, document.getElementById, document.createElement, document.addEventListener, etc.</text:p>
        </text:list-item>
        <text:list-item>
          <text:p text:style-name="P6">Give some examples of how to use the document object to access and manipulate the elements in the HTML page, such as changing the text content, adding or removing attributes, creating or deleting nodes, attaching or detaching event handlers, etc.</text:p>
        </text:list-item>
      </text:list>
      <text:h text:style-name="P2" text:outline-level="2">Window Object <text:span text:style-name="T2">model</text:span></text:h>
      <text:list text:style-name="L3">
        <text:list-item>
          <text:p text:style-name="P7">Defin<text:span text:style-name="T2">ing</text:span> the window object as the window or tab containing a DOM document and other information and functionality related to the browser environment.</text:p>
        </text:list-item>
        <text:list-item>
          <text:p text:style-name="P7">Explain how to access the window object using window or just window, since window is the global object in JavaScript.</text:p>
        </text:list-item>
        <text:list-item>
          <text:p text:style-name="P7">List some of the common properties and methods of the window object, such as window.location, window.history, window.screen, window.alert, window.open, window.setTimeout, window.requestAnimationFrame, etc.</text:p>
        </text:list-item>
        <text:list-item>
          <text:p text:style-name="P8">Give some examples of how to use the window object to access and manipulate the browser environment, such as getting or setting the URL, navigating the browsing history, getting the screen size, displaying messages, opening or closing windows, setting timers, animating elements, etc.</text:p>
        </text:list-item>
      </text:list>
      <text:h text:style-name="P2" text:outline-level="2">Comparison</text:h>
      <text:list text:style-name="L4">
        <text:list-item>
          <text:p text:style-name="P9">Summarize the main differences and similarities between the document and window objects in terms of their definition, scope, and functionality.</text:p>
        </text:list-item>
        <text:list-item>
          <text:p text:style-name="P9">Highlight<text:span text:style-name="T3">ing</text:span> some of the <text:span text:style-name="T3">important</text:span> points to remember,such as:</text:p>
          <text:list>
            <text:list-item>
              <text:p text:style-name="P9">The document object is a property of the window object, and the window object is the global object in JavaScript.</text:p>
            </text:list-item>
            <text:list-item>
              <text:p text:style-name="P9">The document object represents the HTML document, while the window object represents the browser environment.</text:p>
            </text:list-item>
            <text:list-item>
              <text:p text:style-name="P9">The document object provides access and manipulation to the elements in the HTML page, while the window object provides access and manipulation to the browser environment.</text:p>
            </text:list-item>
            <text:list-item>
              <text:p text:style-name="P10">The document object and the window object have some properties and methods that are shared, such as document.defaultView and window.document, but they also have some properties and methods that are unique to each object, such as document.cookie and window.localStorage.</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6T19:04:04.514000000</meta:creation-date>
    <dc:date>2024-01-06T20:27:29.545000000</dc:date>
    <meta:editing-duration>PT1H23M23S</meta:editing-duration>
    <meta:editing-cycles>7</meta:editing-cycles>
    <meta:generator>LibreOffice/7.6.0.3$Windows_X86_64 LibreOffice_project/69edd8b8ebc41d00b4de3915dc82f8f0fc3b6265</meta:generator>
    <meta:document-statistic meta:table-count="0" meta:image-count="0" meta:object-count="0" meta:page-count="1" meta:paragraph-count="18" meta:word-count="361" meta:character-count="2386" meta:non-whitespace-character-count="2057"/>
  </office:meta>
</office:document-meta>
</file>